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1340E000027CA00000A060FE5535CF874D1DE.svg" manifest:media-type="image/svg+xml"/>
  <manifest:file-entry manifest:full-path="Pictures/1000020100000181000000611489F626B439FB39.png" manifest:media-type="image/png"/>
  <manifest:file-entry manifest:full-path="Pictures/1000020100000159000001DBCBF4876B9864E27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tillium" fo:font-size="9pt" officeooo:rsid="001abf77" style:font-size-asian="9pt" style:font-size-complex="9pt"/>
    </style:style>
    <style:style style:name="P4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5" style:family="paragraph" style:parent-style-name="Standard">
      <style:text-properties style:font-name="Titillium" fo:font-size="9pt" officeooo:rsid="001abf77" officeooo:paragraph-rsid="00328ad0" style:font-size-asian="9pt" style:font-size-complex="9pt"/>
    </style:style>
    <style:style style:name="P6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7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8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9" style:family="paragraph" style:parent-style-name="Standard">
      <style:text-properties style:font-name="Titillium" fo:font-size="9pt" officeooo:rsid="0019e76b" officeooo:paragraph-rsid="00328ad0" style:font-size-asian="9pt" style:font-size-complex="9pt"/>
    </style:style>
    <style:style style:name="P10" style:family="paragraph" style:parent-style-name="Standard">
      <style:text-properties style:font-name="Titillium" fo:font-size="9pt" officeooo:rsid="00348015" officeooo:paragraph-rsid="00328ad0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Titillium" fo:font-size="9pt" officeooo:rsid="0019e76b" officeooo:paragraph-rsid="00328ad0" fo:background-color="transparent" style:font-size-asian="9pt" style:font-size-complex="9pt"/>
    </style:style>
    <style:style style:name="P12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color="#000000" style:font-name="Titillium" fo:font-size="9pt" fo:font-style="normal" fo:font-weight="normal" officeooo:rsid="002b1c52" officeooo:paragraph-rsid="00328ad0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fo:color="#000000" style:font-name="Titillium" fo:font-size="9pt" fo:font-style="normal" fo:font-weight="normal" officeooo:paragraph-rsid="00328ad0"/>
    </style:style>
    <style:style style:name="P15" style:family="paragraph" style:parent-style-name="Standard">
      <style:paragraph-properties fo:margin-top="0in" fo:margin-bottom="0.05in" loext:contextual-spacing="false" fo:text-align="center" style:justify-single-word="false"/>
      <style:text-properties style:font-name="Titillium" fo:font-size="9pt" officeooo:rsid="001abf77" officeooo:paragraph-rsid="00328ad0" style:font-size-asian="9pt" style:font-size-complex="9pt"/>
    </style:style>
    <style:style style:name="P16" style:family="paragraph" style:parent-style-name="Standard">
      <style:text-properties fo:color="#000000" style:font-name="Titillium" fo:font-size="9pt" fo:font-style="normal" fo:font-weight="normal" officeooo:rsid="003e88ba" officeooo:paragraph-rsid="00328ad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fo:color="#000000" style:font-name="Titillium" fo:font-size="9pt" fo:font-style="normal" fo:font-weight="normal" officeooo:rsid="002b1c52" officeooo:paragraph-rsid="00328ad0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Titillium" fo:font-size="9pt" officeooo:rsid="0019e76b" officeooo:paragraph-rsid="00328ad0" style:font-size-asian="9pt" style:font-size-complex="9pt"/>
    </style:style>
    <style:style style:name="P19" style:family="paragraph" style:parent-style-name="Standard">
      <style:text-properties style:font-name="Titillium" fo:font-size="9pt" officeooo:rsid="00341019" officeooo:paragraph-rsid="00341019" style:font-size-asian="9pt" style:font-size-complex="9pt"/>
    </style:style>
    <style:style style:name="T1" style:family="text">
      <style:text-properties officeooo:rsid="002b1c5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451671"/>
    </style:style>
    <style:style style:name="T4" style:family="text">
      <style:text-properties style:text-position="super 58%" officeooo:rsid="00341019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officeooo:rsid="00307ac9"/>
    </style:style>
    <style:style style:name="T7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officeooo:rsid="003e88ba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officeooo:rsid="00448916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45c27f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officeooo:rsid="00341019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officeooo:rsid="00307ac9"/>
    </style:style>
    <style:style style:name="T13" style:family="text">
      <style:text-properties officeooo:rsid="0031a1f9"/>
    </style:style>
    <style:style style:name="T14" style:family="text">
      <style:text-properties officeooo:rsid="00356008"/>
    </style:style>
    <style:style style:name="T15" style:family="text">
      <style:text-properties officeooo:rsid="00366177"/>
    </style:style>
    <style:style style:name="T16" style:family="text">
      <style:text-properties officeooo:rsid="003790c6"/>
    </style:style>
    <style:style style:name="T17" style:family="text">
      <style:text-properties officeooo:rsid="003a1935"/>
    </style:style>
    <style:style style:name="T18" style:family="text">
      <style:text-properties officeooo:rsid="003dfda1"/>
    </style:style>
    <style:style style:name="T19" style:family="text">
      <style:text-properties officeooo:rsid="003c256e"/>
    </style:style>
    <style:style style:name="T20" style:family="text">
      <style:text-properties officeooo:rsid="003cb9a6"/>
    </style:style>
    <style:style style:name="T21" style:family="text">
      <style:text-properties officeooo:rsid="003d4215"/>
    </style:style>
    <style:style style:name="T22" style:family="text">
      <style:text-properties officeooo:rsid="00451671"/>
    </style:style>
    <style:style style:name="T23" style:family="text">
      <style:text-properties officeooo:rsid="00328ad0"/>
    </style:style>
    <style:style style:name="T24" style:family="text">
      <style:text-properties officeooo:rsid="003eccfb"/>
    </style:style>
    <style:style style:name="T25" style:family="text">
      <style:text-properties officeooo:rsid="003410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or the following:</text:p>
      <text:p text:style-name="P4"/>
      <text:p text:style-name="P5"><text:tab/>Product: <text:span text:style-name="T24">Desktop FFF </text:span>3D Printer</text:p>
      <text:p text:style-name="P4"><text:tab/>Model: Lulz<text:span text:style-name="T12">B</text:span>ot Mini <text:span text:style-name="T1">v2.0</text:span></text:p>
      <text:p text:style-name="P4"><text:tab/>Serial number: KT-PR00<text:span text:style-name="T25">47</text:span>-****</text:p>
      <text:p text:style-name="P4"/>
      <text:p text:style-name="P6">Manufacturer:</text:p>
      <text:p text:style-name="P6"/>
      <text:p text:style-name="P6"><text:tab/>Aleph Objects, Inc.</text:p>
      <text:p text:style-name="P6"><text:tab/>626 West 66<text:span text:style-name="T2">th</text:span> Street</text:p>
      <text:p text:style-name="P6"><text:tab/>Loveland, Colorado 80538 USA</text:p>
      <text:p text:style-name="P6"><text:tab/>+1-970-377-1111</text:p>
      <text:p text:style-name="P7"/>
      <text:p text:style-name="P15">Year of <text:span text:style-name="T13">declaration</text:span>: 201<text:span text:style-name="T25">8</text:span></text:p>
      <text:p text:style-name="P11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8"/>
      <text:p text:style-name="P8">Standard:<text:tab/><text:tab/><text:tab/><text:tab/>Title:</text:p>
      <text:p text:style-name="P8"/>
      <text:p text:style-name="P10">FCC 47 CFR 15 <text:span text:style-name="T14">Subpart </text:span>B<text:tab/><text:tab/><text:span text:style-name="T14">Unintentional Radiators</text:span></text:p>
      <text:p text:style-name="P10">ICES-003 Issue 5 (2012-11)<text:tab/><text:tab/><text:span text:style-name="T15">Information Technology Equipment</text:span></text:p>
      <text:p text:style-name="P10">EN 55024: Ed 2 (2010-11)<text:tab/><text:tab/><text:span text:style-name="T17">Immunity Characteristics</text:span></text:p>
      <text:p text:style-name="P10">EN 55032: Ed 1 (2012-10)<text:tab/><text:tab/><text:span text:style-name="T18">Emissions Requirements</text:span></text:p>
      <text:p text:style-name="P10">CISPR 24: Ed 2 (2015-04)<text:tab/><text:tab/><text:span text:style-name="T19">Immunity Characteristics</text:span></text:p>
      <text:p text:style-name="P10">CISPR 32: Ed 2 (2015-03)<text:tab/><text:tab/><text:span text:style-name="T20">Emissions Requirements</text:span></text:p>
      <text:p text:style-name="P10">AS/NZS CISPR24 (2013-06)<text:tab/><text:tab/><text:span text:style-name="T19">Immunity Characteristics</text:span></text:p>
      <text:p text:style-name="P10">AS/NZS CISPR32 (2013)<text:tab/><text:tab/><text:span text:style-name="T20">Emissions Requirements</text:span></text:p>
      <text:p text:style-name="P9">EN 61000-4-2<text:tab/><text:tab/><text:tab/>Electrostatic Discharge</text:p>
      <text:p text:style-name="P9">EN 61000-4-3<text:tab/><text:tab/><text:tab/>Radiated RF Immunity</text:p>
      <text:p text:style-name="P9">EN 61000-4-4<text:tab/><text:tab/><text:tab/>Electrical Fast Transients/Burst</text:p>
      <text:p text:style-name="P9">EN 61000-4-5<text:tab/><text:tab/><text:tab/>Surge Immunity</text:p>
      <text:p text:style-name="P9">EN 61000-4-6<text:tab/><text:tab/><text:tab/>Conducted RF Immunity</text:p>
      <text:p text:style-name="P9">EN 61000-4-11<text:tab/><text:tab/><text:tab/>Voltage Dips and Interruptions</text:p>
      <text:p text:style-name="P9">EN 61000-3-2<text:tab/><text:tab/><text:tab/>AC Power line harmonics</text:p>
      <text:p text:style-name="P9">EN 61000-3-3<text:tab/><text:tab/><text:tab/>Flicker</text:p>
      <text:p text:style-name="P19">EN 61000-4-8<text:tab/><text:tab/><text:tab/>Magnetic Field Immunity</text:p>
      <text:p text:style-name="P8"/>
      <text:p text:style-name="P12">The technical documentation is kept at the Manufacturer's address.</text:p>
      <text:p text:style-name="P16"/>
      <text:p text:style-name="P14"><text:span text:style-name="T11">Steven Abadie</text:span><text:span text:style-name="T7">, </text:span><text:span text:style-name="T10">CEO</text:span></text:p>
      <text:p text:style-name="P13"/>
      <text:p text:style-name="P13"/>
      <text:p text:style-name="P13"/>
      <text:p text:style-name="P13"/>
      <text:p text:style-name="P13">Date of issue: <text:span text:style-name="T25">April 27</text:span><text:span text:style-name="T4">th</text:span><text:span text:style-name="T25">, </text:span>201<text:span text:style-name="T25">8</text:span></text:p>
      <text:p text:style-name="P13"><text:span text:style-name="T5">Place of issue: Loveland, Colorado, </text:span><text:span text:style-name="T6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0"><draw:image xlink:href="Pictures/1000020100000159000001DBCBF4876B9864E27A.png" xlink:type="simple" xlink:show="embed" xlink:actuate="onLoad"/></draw:frame>Declaration of Conformity</text:p>
      </style:header>
      <style:footer>
        <text:p text:style-name="Footer"><draw:frame draw:style-name="Mfr2" draw:name="Image2" text:anchor-type="paragraph" svg:y="-0.0945in" svg:width="4.011in" svg:height="1.011in" draw:z-index="1"><draw:image xlink:href="Pictures/1001340E000027CA00000A060FE5535CF874D1DE.svg" xlink:type="simple" xlink:show="embed" xlink:actuate="onLoad"/><draw:image xlink:href="Pictures/1000020100000181000000611489F626B439FB39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8-04-24T11:10:38.618983265</dc:date>
    <meta:editing-duration>PT15H39M31S</meta:editing-duration>
    <meta:editing-cycles>51</meta:editing-cycles>
    <meta:generator>LibreOffice/5.2.7.2$Linux_X86_64 LibreOffice_project/20m0$Build-2</meta:generator>
    <meta:print-date>2015-01-12T11:05:07.320048916</meta:print-date>
    <meta:printed-by>aleph </meta:printed-by>
    <meta:document-statistic meta:table-count="0" meta:image-count="2" meta:object-count="0" meta:page-count="1" meta:paragraph-count="34" meta:word-count="199" meta:character-count="1465" meta:non-whitespace-character-count="1264"/>
  </office:meta>
</office:document-meta>
</file>